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2.4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2">
          <table:table-cell table:style-name="ce14" table:formula="of:=[.A15]+1" office:value-type="float" office:value="15">
            <text:p>1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792">
            <text:p>9792</text:p>
          </table:table-cell>
          <table:table-cell table:style-name="ce14" table:formula="of:=CONCATENATE(&quot;g&quot;;[.C16];&quot;exp&quot;;[.B16])" office:value-type="string" office:string-value="g1exp70">
            <text:p>g1exp70</text:p>
          </table:table-cell>
          <table:table-cell table:style-name="ce14" table:formula="of:=[.J15]+1" office:value-type="float" office:value="2731">
            <text:p>2731</text:p>
          </table:table-cell>
          <table:table-cell table:style-name="ce14" table:formula="of:=[.J15]+195" office:value-type="float" office:value="2925">
            <text:p>2925</text:p>
          </table:table-cell>
          <table:table-cell table:style-name="ce11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2">
          <table:table-cell table:style-name="ce14" table:formula="of:=[.A16]+1" office:value-type="float" office:value="16">
            <text:p>1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872">
            <text:p>9872</text:p>
          </table:table-cell>
          <table:table-cell table:style-name="ce14" table:formula="of:=CONCATENATE(&quot;g&quot;;[.C17];&quot;exp&quot;;[.B17])" office:value-type="string" office:string-value="g1exp71">
            <text:p>g1exp71</text:p>
          </table:table-cell>
          <table:table-cell table:style-name="ce14" table:formula="of:=[.J16]+1" office:value-type="float" office:value="2926">
            <text:p>2926</text:p>
          </table:table-cell>
          <table:table-cell table:style-name="ce14" table:formula="of:=[.J16]+195" office:value-type="float" office:value="3120">
            <text:p>3120</text:p>
          </table:table-cell>
          <table:table-cell table:style-name="ce11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2">
          <table:table-cell table:style-name="ce14" table:formula="of:=[.A17]+1" office:value-type="float" office:value="17">
            <text:p>17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025">
            <text:p>10025</text:p>
          </table:table-cell>
          <table:table-cell table:style-name="ce14" table:formula="of:=CONCATENATE(&quot;g&quot;;[.C18];&quot;exp&quot;;[.B18])" office:value-type="string" office:string-value="g1exp77">
            <text:p>g1exp77</text:p>
          </table:table-cell>
          <table:table-cell table:style-name="ce14" table:formula="of:=[.J17]+1" office:value-type="float" office:value="3121">
            <text:p>3121</text:p>
          </table:table-cell>
          <table:table-cell table:style-name="ce14" table:formula="of:=[.J17]+195" office:value-type="float" office:value="3315">
            <text:p>3315</text:p>
          </table:table-cell>
          <table:table-cell table:style-name="ce11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2">
          <table:table-cell table:style-name="ce14" table:formula="of:=[.A18]+1" office:value-type="float" office:value="18">
            <text:p>18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119">
            <text:p>10119</text:p>
          </table:table-cell>
          <table:table-cell table:style-name="ce14" table:formula="of:=CONCATENATE(&quot;g&quot;;[.C19];&quot;exp&quot;;[.B19])" office:value-type="string" office:string-value="g1exp78">
            <text:p>g1exp78</text:p>
          </table:table-cell>
          <table:table-cell table:style-name="ce14" table:formula="of:=[.J18]+1" office:value-type="float" office:value="3316">
            <text:p>3316</text:p>
          </table:table-cell>
          <table:table-cell table:style-name="ce14" table:formula="of:=[.J18]+195" office:value-type="float" office:value="3510">
            <text:p>3510</text:p>
          </table:table-cell>
          <table:table-cell table:style-name="ce11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2">
          <table:table-cell table:style-name="ce14" table:formula="of:=[.A19]+1" office:value-type="float" office:value="19">
            <text:p>19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237">
            <text:p>10237</text:p>
          </table:table-cell>
          <table:table-cell table:style-name="ce14" table:formula="of:=CONCATENATE(&quot;g&quot;;[.C20];&quot;exp&quot;;[.B20])" office:value-type="string" office:string-value="g1exp79">
            <text:p>g1exp79</text:p>
          </table:table-cell>
          <table:table-cell table:style-name="ce14" table:formula="of:=[.J19]+1" office:value-type="float" office:value="3511">
            <text:p>3511</text:p>
          </table:table-cell>
          <table:table-cell table:style-name="ce14" table:formula="of:=[.J19]+195" office:value-type="float" office:value="3705">
            <text:p>3705</text:p>
          </table:table-cell>
          <table:table-cell table:style-name="ce11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4" table:formula="of:=[.A30]+1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160">
            <text:p>1160</text:p>
          </table:table-cell>
          <table:table-cell table:style-name="ce14" table:formula="of:=CONCATENATE(&quot;g2exp&quot;;[.B31])" office:value-type="string" office:string-value="g2exp55">
            <text:p>g2exp55</text:p>
          </table:table-cell>
          <table:table-cell table:style-name="ce14" table:formula="of:=[.J30]+1" office:value-type="float" office:value="1951">
            <text:p>1951</text:p>
          </table:table-cell>
          <table:table-cell table:style-name="ce14" table:formula="of:=[.J30]+195" office:value-type="float" office:value="2145">
            <text:p>2145</text:p>
          </table:table-cell>
          <table:table-cell table:style-name="ce11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4" table:formula="of:=[.A31]+1" office:value-type="float" office:value="31">
            <text:p>31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595">
            <text:p>1595</text:p>
          </table:table-cell>
          <table:table-cell table:style-name="ce14" table:formula="of:=CONCATENATE(&quot;g2exp&quot;;[.B32])" office:value-type="string" office:string-value="g2exp59">
            <text:p>g2exp59</text:p>
          </table:table-cell>
          <table:table-cell table:style-name="ce14" table:formula="of:=[.J31]+1" office:value-type="float" office:value="2146">
            <text:p>2146</text:p>
          </table:table-cell>
          <table:table-cell table:style-name="ce14" table:formula="of:=[.J31]+195" office:value-type="float" office:value="2340">
            <text:p>2340</text:p>
          </table:table-cell>
          <table:table-cell table:style-name="ce11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4" table:formula="of:=[.A32]+1" office:value-type="float" office:value="32">
            <text:p>3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947">
            <text:p>1947</text:p>
          </table:table-cell>
          <table:table-cell table:style-name="ce14" table:formula="of:=CONCATENATE(&quot;g2exp&quot;;[.B33])" office:value-type="string" office:string-value="g2exp63">
            <text:p>g2exp63</text:p>
          </table:table-cell>
          <table:table-cell table:style-name="ce14" table:formula="of:=[.J32]+1" office:value-type="float" office:value="2341">
            <text:p>2341</text:p>
          </table:table-cell>
          <table:table-cell table:style-name="ce14" table:formula="of:=[.J32]+195" office:value-type="float" office:value="2535">
            <text:p>2535</text:p>
          </table:table-cell>
          <table:table-cell table:style-name="ce11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4" table:formula="of:=[.A33]+1" office:value-type="float" office:value="33">
            <text:p>3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215">
            <text:p>2215</text:p>
          </table:table-cell>
          <table:table-cell table:style-name="ce14" table:formula="of:=CONCATENATE(&quot;g2exp&quot;;[.B34])" office:value-type="string" office:string-value="g2exp69">
            <text:p>g2exp69</text:p>
          </table:table-cell>
          <table:table-cell table:style-name="ce14" table:formula="of:=[.J33]+1" office:value-type="float" office:value="2536">
            <text:p>2536</text:p>
          </table:table-cell>
          <table:table-cell table:style-name="ce14" table:formula="of:=[.J33]+195" office:value-type="float" office:value="2730">
            <text:p>2730</text:p>
          </table:table-cell>
          <table:table-cell table:style-name="ce11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4" table:formula="of:=[.A34]+1" office:value-type="float" office:value="34">
            <text:p>34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21">
            <text:p>2621</text:p>
          </table:table-cell>
          <table:table-cell table:style-name="ce14" table:formula="of:=CONCATENATE(&quot;g2exp&quot;;[.B35])" office:value-type="string" office:string-value="g2exp70">
            <text:p>g2exp70</text:p>
          </table:table-cell>
          <table:table-cell table:style-name="ce14" table:formula="of:=[.J34]+1" office:value-type="float" office:value="2731">
            <text:p>2731</text:p>
          </table:table-cell>
          <table:table-cell table:style-name="ce14" table:formula="of:=[.J34]+195" office:value-type="float" office:value="2925">
            <text:p>2925</text:p>
          </table:table-cell>
          <table:table-cell table:style-name="ce11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4" table:formula="of:=[.A35]+1" office:value-type="float" office:value="35">
            <text:p>35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024">
            <text:p>3024</text:p>
          </table:table-cell>
          <table:table-cell table:style-name="ce14" table:formula="of:=CONCATENATE(&quot;g2exp&quot;;[.B36])" office:value-type="string" office:string-value="g2exp71">
            <text:p>g2exp71</text:p>
          </table:table-cell>
          <table:table-cell table:style-name="ce14" table:formula="of:=[.J35]+1" office:value-type="float" office:value="2926">
            <text:p>2926</text:p>
          </table:table-cell>
          <table:table-cell table:style-name="ce14" table:formula="of:=[.J35]+195" office:value-type="float" office:value="3120">
            <text:p>3120</text:p>
          </table:table-cell>
          <table:table-cell table:style-name="ce11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4" table:formula="of:=[.A36]+1" office:value-type="float" office:value="36">
            <text:p>36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324">
            <text:p>3324</text:p>
          </table:table-cell>
          <table:table-cell table:style-name="ce14" table:formula="of:=CONCATENATE(&quot;g2exp&quot;;[.B37])" office:value-type="string" office:string-value="g2exp77">
            <text:p>g2exp77</text:p>
          </table:table-cell>
          <table:table-cell table:style-name="ce14" table:formula="of:=[.J36]+1" office:value-type="float" office:value="3121">
            <text:p>3121</text:p>
          </table:table-cell>
          <table:table-cell table:style-name="ce14" table:formula="of:=[.J36]+195" office:value-type="float" office:value="3315">
            <text:p>3315</text:p>
          </table:table-cell>
          <table:table-cell table:style-name="ce11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4" table:formula="of:=[.A37]+1" office:value-type="float" office:value="37">
            <text:p>37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800">
            <text:p>26800</text:p>
          </table:table-cell>
          <table:table-cell table:style-name="ce14" table:formula="of:=CONCATENATE(&quot;g2exp&quot;;[.B38])" office:value-type="string" office:string-value="g2exp78">
            <text:p>g2exp78</text:p>
          </table:table-cell>
          <table:table-cell table:style-name="ce14" table:formula="of:=[.J37]+1" office:value-type="float" office:value="3316">
            <text:p>3316</text:p>
          </table:table-cell>
          <table:table-cell table:style-name="ce14" table:formula="of:=[.J37]+195" office:value-type="float" office:value="3510">
            <text:p>3510</text:p>
          </table:table-cell>
          <table:table-cell table:style-name="ce11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4" table:formula="of:=[.A38]+1" office:value-type="float" office:value="38">
            <text:p>38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7165">
            <text:p>27165</text:p>
          </table:table-cell>
          <table:table-cell table:style-name="ce14" table:formula="of:=CONCATENATE(&quot;g2exp&quot;;[.B39])" office:value-type="string" office:string-value="g2exp79">
            <text:p>g2exp79</text:p>
          </table:table-cell>
          <table:table-cell table:style-name="ce14" table:formula="of:=[.J38]+1" office:value-type="float" office:value="3511">
            <text:p>3511</text:p>
          </table:table-cell>
          <table:table-cell table:style-name="ce14" table:formula="of:=[.J38]+195" office:value-type="float" office:value="3705">
            <text:p>3705</text:p>
          </table:table-cell>
          <table:table-cell table:style-name="ce11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4" table:formula="of:=[.A39]+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4904">
            <text:p>4904</text:p>
          </table:table-cell>
          <table:table-cell table:style-name="ce14" table:formula="of:=CONCATENATE(&quot;g&quot;;[.C40];&quot;exp&quot;;[.B40])" office:value-type="string" office:string-value="g3exp33">
            <text:p>g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4" table:formula="of:=[.A40]+1" office:value-type="float" office:value="40">
            <text:p>4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004">
            <text:p>5004</text:p>
          </table:table-cell>
          <table:table-cell table:style-name="ce14" table:formula="of:=CONCATENATE(&quot;g&quot;;[.C41];&quot;exp&quot;;[.B41])" office:value-type="string" office:string-value="g3exp36">
            <text:p>g3exp36</text:p>
          </table:table-cell>
          <table:table-cell table:style-name="ce14" table:formula="of:=[.J40]+1" office:value-type="float" office:value="196">
            <text:p>196</text:p>
          </table:table-cell>
          <table:table-cell table:style-name="ce14" table:formula="of:=[.J40]+195" office:value-type="float" office:value="390">
            <text:p>390</text:p>
          </table:table-cell>
          <table:table-cell table:style-name="ce1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4" table:formula="of:=[.A41]+1" office:value-type="float" office:value="41">
            <text:p>4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145">
            <text:p>5145</text:p>
          </table:table-cell>
          <table:table-cell table:style-name="ce14" table:formula="of:=CONCATENATE(&quot;g&quot;;[.C42];&quot;exp&quot;;[.B42])" office:value-type="string" office:string-value="g3exp37">
            <text:p>g3exp37</text:p>
          </table:table-cell>
          <table:table-cell table:style-name="ce14" table:formula="of:=[.J41]+1" office:value-type="float" office:value="391">
            <text:p>391</text:p>
          </table:table-cell>
          <table:table-cell table:style-name="ce14" table:formula="of:=[.J41]+195" office:value-type="float" office:value="585">
            <text:p>585</text:p>
          </table:table-cell>
          <table:table-cell table:style-name="ce1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4" table:formula="of:=[.A42]+1" office:value-type="float" office:value="42">
            <text:p>4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216">
            <text:p>5216</text:p>
          </table:table-cell>
          <table:table-cell table:style-name="ce14" table:formula="of:=CONCATENATE(&quot;g&quot;;[.C43];&quot;exp&quot;;[.B43])" office:value-type="string" office:string-value="g3exp38">
            <text:p>g3exp38</text:p>
          </table:table-cell>
          <table:table-cell table:style-name="ce14" table:formula="of:=[.J42]+1" office:value-type="float" office:value="586">
            <text:p>586</text:p>
          </table:table-cell>
          <table:table-cell table:style-name="ce14" table:formula="of:=[.J42]+195" office:value-type="float" office:value="780">
            <text:p>780</text:p>
          </table:table-cell>
          <table:table-cell table:style-name="ce1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4" table:formula="of:=[.A43]+1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314">
            <text:p>5314</text:p>
          </table:table-cell>
          <table:table-cell table:style-name="ce14" table:formula="of:=CONCATENATE(&quot;g&quot;;[.C44];&quot;exp&quot;;[.B44])" office:value-type="string" office:string-value="g3exp41">
            <text:p>g3exp41</text:p>
          </table:table-cell>
          <table:table-cell table:style-name="ce14" table:formula="of:=[.J43]+1" office:value-type="float" office:value="781">
            <text:p>781</text:p>
          </table:table-cell>
          <table:table-cell table:style-name="ce14" table:formula="of:=[.J43]+195" office:value-type="float" office:value="975">
            <text:p>975</text:p>
          </table:table-cell>
          <table:table-cell table:style-name="ce1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4" table:formula="of:=[.A44]+1" office:value-type="float" office:value="44">
            <text:p>4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401">
            <text:p>5401</text:p>
          </table:table-cell>
          <table:table-cell table:style-name="ce14" table:formula="of:=CONCATENATE(&quot;g&quot;;[.C45];&quot;exp&quot;;[.B45])" office:value-type="string" office:string-value="g3exp44">
            <text:p>g3exp44</text:p>
          </table:table-cell>
          <table:table-cell table:style-name="ce14" table:formula="of:=[.J44]+1" office:value-type="float" office:value="976">
            <text:p>976</text:p>
          </table:table-cell>
          <table:table-cell table:style-name="ce14" table:formula="of:=[.J44]+195" office:value-type="float" office:value="1170">
            <text:p>1170</text:p>
          </table:table-cell>
          <table:table-cell table:style-name="ce1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4" table:formula="of:=[.A45]+1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800">
            <text:p>5800</text:p>
          </table:table-cell>
          <table:table-cell table:style-name="ce14" table:formula="of:=CONCATENATE(&quot;g&quot;;[.C46];&quot;exp&quot;;[.B46])" office:value-type="string" office:string-value="g3exp46">
            <text:p>g3exp46</text:p>
          </table:table-cell>
          <table:table-cell table:style-name="ce14" table:formula="of:=[.J45]+1" office:value-type="float" office:value="1171">
            <text:p>1171</text:p>
          </table:table-cell>
          <table:table-cell table:style-name="ce14" table:formula="of:=[.J45]+195" office:value-type="float" office:value="1365">
            <text:p>1365</text:p>
          </table:table-cell>
          <table:table-cell table:style-name="ce1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5" table:formula="of:=[.A46]+1" office:value-type="float" office:value="46">
            <text:p>4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7];&quot;exp&quot;;[.B47])" office:value-type="string" office:string-value="g3exp50">
            <text:p>g3exp50</text:p>
          </table:table-cell>
          <table:table-cell table:style-name="ce15" table:formula="of:=[.J46]+1" office:value-type="float" office:value="1366">
            <text:p>1366</text:p>
          </table:table-cell>
          <table:table-cell table:style-name="ce15" table:formula="of:=[.J46]+195" office:value-type="float" office:value="1560">
            <text:p>1560</text:p>
          </table:table-cell>
          <table:table-cell table:style-name="ce16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5" table:formula="of:=[.A47]+1" office:value-type="float" office:value="47">
            <text:p>4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8];&quot;exp&quot;;[.B48])" office:value-type="string" office:string-value="g3exp51">
            <text:p>g3exp51</text:p>
          </table:table-cell>
          <table:table-cell table:style-name="ce15" table:formula="of:=[.J47]+1" office:value-type="float" office:value="1561">
            <text:p>1561</text:p>
          </table:table-cell>
          <table:table-cell table:style-name="ce15" table:formula="of:=[.J47]+195" office:value-type="float" office:value="1755">
            <text:p>1755</text:p>
          </table:table-cell>
          <table:table-cell table:style-name="ce16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5" table:formula="of:=[.A48]+1" office:value-type="float" office:value="48">
            <text:p>4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9];&quot;exp&quot;;[.B49])" office:value-type="string" office:string-value="g3exp53">
            <text:p>g3exp53</text:p>
          </table:table-cell>
          <table:table-cell table:style-name="ce15" table:formula="of:=[.J48]+1" office:value-type="float" office:value="1756">
            <text:p>1756</text:p>
          </table:table-cell>
          <table:table-cell table:style-name="ce15" table:formula="of:=[.J48]+195" office:value-type="float" office:value="1950">
            <text:p>1950</text:p>
          </table:table-cell>
          <table:table-cell table:style-name="ce16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5" table:formula="of:=[.A49]+1" office:value-type="float" office:value="49">
            <text:p>4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0];&quot;exp&quot;;[.B50])" office:value-type="string" office:string-value="g3exp55">
            <text:p>g3exp55</text:p>
          </table:table-cell>
          <table:table-cell table:style-name="ce15" table:formula="of:=[.J49]+1" office:value-type="float" office:value="1951">
            <text:p>1951</text:p>
          </table:table-cell>
          <table:table-cell table:style-name="ce15" table:formula="of:=[.J49]+195" office:value-type="float" office:value="2145">
            <text:p>2145</text:p>
          </table:table-cell>
          <table:table-cell table:style-name="ce16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5" table:formula="of:=[.A50]+1" office:value-type="float" office:value="50">
            <text:p>5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1];&quot;exp&quot;;[.B51])" office:value-type="string" office:string-value="g3exp59">
            <text:p>g3exp59</text:p>
          </table:table-cell>
          <table:table-cell table:style-name="ce15" table:formula="of:=[.J50]+1" office:value-type="float" office:value="2146">
            <text:p>2146</text:p>
          </table:table-cell>
          <table:table-cell table:style-name="ce15" table:formula="of:=[.J50]+195" office:value-type="float" office:value="2340">
            <text:p>2340</text:p>
          </table:table-cell>
          <table:table-cell table:style-name="ce16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5" table:formula="of:=[.A51]+1" office:value-type="float" office:value="51">
            <text:p>5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2];&quot;exp&quot;;[.B52])" office:value-type="string" office:string-value="g3exp63">
            <text:p>g3exp63</text:p>
          </table:table-cell>
          <table:table-cell table:style-name="ce15" table:formula="of:=[.J51]+1" office:value-type="float" office:value="2341">
            <text:p>2341</text:p>
          </table:table-cell>
          <table:table-cell table:style-name="ce15" table:formula="of:=[.J51]+195" office:value-type="float" office:value="2535">
            <text:p>2535</text:p>
          </table:table-cell>
          <table:table-cell table:style-name="ce16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5" table:formula="of:=[.A52]+1" office:value-type="float" office:value="52">
            <text:p>5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3];&quot;exp&quot;;[.B53])" office:value-type="string" office:string-value="g3exp69">
            <text:p>g3exp69</text:p>
          </table:table-cell>
          <table:table-cell table:style-name="ce15" table:formula="of:=[.J52]+1" office:value-type="float" office:value="2536">
            <text:p>2536</text:p>
          </table:table-cell>
          <table:table-cell table:style-name="ce15" table:formula="of:=[.J52]+195" office:value-type="float" office:value="2730">
            <text:p>2730</text:p>
          </table:table-cell>
          <table:table-cell table:style-name="ce16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5" table:formula="of:=[.A53]+1" office:value-type="float" office:value="53">
            <text:p>5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4];&quot;exp&quot;;[.B54])" office:value-type="string" office:string-value="g3exp70">
            <text:p>g3exp70</text:p>
          </table:table-cell>
          <table:table-cell table:style-name="ce15" table:formula="of:=[.J53]+1" office:value-type="float" office:value="2731">
            <text:p>2731</text:p>
          </table:table-cell>
          <table:table-cell table:style-name="ce15" table:formula="of:=[.J53]+195" office:value-type="float" office:value="2925">
            <text:p>2925</text:p>
          </table:table-cell>
          <table:table-cell table:style-name="ce16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5" table:formula="of:=[.A54]+1" office:value-type="float" office:value="54">
            <text:p>5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5];&quot;exp&quot;;[.B55])" office:value-type="string" office:string-value="g3exp71">
            <text:p>g3exp71</text:p>
          </table:table-cell>
          <table:table-cell table:style-name="ce15" table:formula="of:=[.J54]+1" office:value-type="float" office:value="2926">
            <text:p>2926</text:p>
          </table:table-cell>
          <table:table-cell table:style-name="ce15" table:formula="of:=[.J54]+195" office:value-type="float" office:value="3120">
            <text:p>3120</text:p>
          </table:table-cell>
          <table:table-cell table:style-name="ce16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5" table:formula="of:=[.A55]+1" office:value-type="float" office:value="55">
            <text:p>5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6];&quot;exp&quot;;[.B56])" office:value-type="string" office:string-value="g3exp77">
            <text:p>g3exp77</text:p>
          </table:table-cell>
          <table:table-cell table:style-name="ce15" table:formula="of:=[.J55]+1" office:value-type="float" office:value="3121">
            <text:p>3121</text:p>
          </table:table-cell>
          <table:table-cell table:style-name="ce15" table:formula="of:=[.J55]+195" office:value-type="float" office:value="3315">
            <text:p>3315</text:p>
          </table:table-cell>
          <table:table-cell table:style-name="ce16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5" table:formula="of:=[.A56]+1" office:value-type="float" office:value="56">
            <text:p>5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7];&quot;exp&quot;;[.B57])" office:value-type="string" office:string-value="g3exp78">
            <text:p>g3exp78</text:p>
          </table:table-cell>
          <table:table-cell table:style-name="ce15" table:formula="of:=[.J56]+1" office:value-type="float" office:value="3316">
            <text:p>3316</text:p>
          </table:table-cell>
          <table:table-cell table:style-name="ce15" table:formula="of:=[.J56]+195" office:value-type="float" office:value="3510">
            <text:p>3510</text:p>
          </table:table-cell>
          <table:table-cell table:style-name="ce16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5" table:formula="of:=[.A57]+1" office:value-type="float" office:value="57">
            <text:p>5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8];&quot;exp&quot;;[.B58])" office:value-type="string" office:string-value="g3exp79">
            <text:p>g3exp79</text:p>
          </table:table-cell>
          <table:table-cell table:style-name="ce15" table:formula="of:=[.J57]+1" office:value-type="float" office:value="3511">
            <text:p>3511</text:p>
          </table:table-cell>
          <table:table-cell table:style-name="ce15" table:formula="of:=[.J57]+195" office:value-type="float" office:value="3705">
            <text:p>3705</text:p>
          </table:table-cell>
          <table:table-cell table:style-name="ce16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2">
          <table:table-cell table:style-name="ce14" table:formula="of:=[.A58]+1" office:value-type="float" office:value="58">
            <text:p>58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621">
            <text:p>11621</text:p>
          </table:table-cell>
          <table:table-cell table:style-name="ce14" table:formula="of:=CONCATENATE(&quot;g&quot;;[.C59];&quot;exp&quot;;[.B59])" office:value-type="string" office:string-value="g8exp33">
            <text:p>g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2">
          <table:table-cell table:style-name="ce14" table:formula="of:=[.A59]+1" office:value-type="float" office:value="59">
            <text:p>5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829">
            <text:p>11829</text:p>
          </table:table-cell>
          <table:table-cell table:style-name="ce14" table:formula="of:=CONCATENATE(&quot;g&quot;;[.C60];&quot;exp&quot;;[.B60])" office:value-type="string" office:string-value="g8exp36">
            <text:p>g8exp36</text:p>
          </table:table-cell>
          <table:table-cell table:style-name="ce14" table:formula="of:=[.J59]+1" office:value-type="float" office:value="196">
            <text:p>196</text:p>
          </table:table-cell>
          <table:table-cell table:style-name="ce14" table:formula="of:=[.J59]+195" office:value-type="float" office:value="390">
            <text:p>390</text:p>
          </table:table-cell>
          <table:table-cell table:style-name="ce12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2">
          <table:table-cell table:style-name="ce14" table:formula="of:=[.A60]+1" office:value-type="float" office:value="60">
            <text:p>6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617">
            <text:p>13617</text:p>
          </table:table-cell>
          <table:table-cell table:style-name="ce14" table:formula="of:=CONCATENATE(&quot;g&quot;;[.C61];&quot;exp&quot;;[.B61])" office:value-type="string" office:string-value="g8exp37">
            <text:p>g8exp37</text:p>
          </table:table-cell>
          <table:table-cell table:style-name="ce14" table:formula="of:=[.J60]+1" office:value-type="float" office:value="391">
            <text:p>391</text:p>
          </table:table-cell>
          <table:table-cell table:style-name="ce14" table:formula="of:=[.J60]+195" office:value-type="float" office:value="585">
            <text:p>585</text:p>
          </table:table-cell>
          <table:table-cell table:style-name="ce12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2">
          <table:table-cell table:style-name="ce14" table:formula="of:=[.A61]+1" office:value-type="float" office:value="61">
            <text:p>6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147">
            <text:p>14147</text:p>
          </table:table-cell>
          <table:table-cell table:style-name="ce14" table:formula="of:=CONCATENATE(&quot;g&quot;;[.C62];&quot;exp&quot;;[.B62])" office:value-type="string" office:string-value="g8exp38">
            <text:p>g8exp38</text:p>
          </table:table-cell>
          <table:table-cell table:style-name="ce14" table:formula="of:=[.J61]+1" office:value-type="float" office:value="586">
            <text:p>586</text:p>
          </table:table-cell>
          <table:table-cell table:style-name="ce14" table:formula="of:=[.J61]+195" office:value-type="float" office:value="780">
            <text:p>780</text:p>
          </table:table-cell>
          <table:table-cell table:style-name="ce12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2">
          <table:table-cell table:style-name="ce14" table:formula="of:=[.A62]+1" office:value-type="float" office:value="62">
            <text:p>62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813">
            <text:p>14813</text:p>
          </table:table-cell>
          <table:table-cell table:style-name="ce14" table:formula="of:=CONCATENATE(&quot;g&quot;;[.C63];&quot;exp&quot;;[.B63])" office:value-type="string" office:string-value="g8exp41">
            <text:p>g8exp41</text:p>
          </table:table-cell>
          <table:table-cell table:style-name="ce14" table:formula="of:=[.J62]+1" office:value-type="float" office:value="781">
            <text:p>781</text:p>
          </table:table-cell>
          <table:table-cell table:style-name="ce14" table:formula="of:=[.J62]+195" office:value-type="float" office:value="975">
            <text:p>975</text:p>
          </table:table-cell>
          <table:table-cell table:style-name="ce12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5" table:formula="of:=[.A63]+1" office:value-type="float" office:value="63">
            <text:p>6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4];&quot;exp&quot;;[.B64])" office:value-type="string" office:string-value="g8exp44">
            <text:p>g8exp44</text:p>
          </table:table-cell>
          <table:table-cell table:style-name="ce15" table:formula="of:=[.J63]+1" office:value-type="float" office:value="976">
            <text:p>976</text:p>
          </table:table-cell>
          <table:table-cell table:style-name="ce15" table:formula="of:=[.J63]+195" office:value-type="float" office:value="1170">
            <text:p>1170</text:p>
          </table:table-cell>
          <table:table-cell table:style-name="ce17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5" table:formula="of:=[.A64]+1" office:value-type="float" office:value="64">
            <text:p>64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5];&quot;exp&quot;;[.B65])" office:value-type="string" office:string-value="g8exp46">
            <text:p>g8exp46</text:p>
          </table:table-cell>
          <table:table-cell table:style-name="ce15" table:formula="of:=[.J64]+1" office:value-type="float" office:value="1171">
            <text:p>1171</text:p>
          </table:table-cell>
          <table:table-cell table:style-name="ce15" table:formula="of:=[.J64]+195" office:value-type="float" office:value="1365">
            <text:p>1365</text:p>
          </table:table-cell>
          <table:table-cell table:style-name="ce17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5" table:formula="of:=[.A65]+1" office:value-type="float" office:value="65">
            <text:p>65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6];&quot;exp&quot;;[.B66])" office:value-type="string" office:string-value="g8exp50">
            <text:p>g8exp50</text:p>
          </table:table-cell>
          <table:table-cell table:style-name="ce15" table:formula="of:=[.J65]+1" office:value-type="float" office:value="1366">
            <text:p>1366</text:p>
          </table:table-cell>
          <table:table-cell table:style-name="ce15" table:formula="of:=[.J65]+195" office:value-type="float" office:value="1560">
            <text:p>1560</text:p>
          </table:table-cell>
          <table:table-cell table:style-name="ce17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5" table:formula="of:=[.A66]+1" office:value-type="float" office:value="66">
            <text:p>66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7];&quot;exp&quot;;[.B67])" office:value-type="string" office:string-value="g8exp51">
            <text:p>g8exp51</text:p>
          </table:table-cell>
          <table:table-cell table:style-name="ce15" table:formula="of:=[.J66]+1" office:value-type="float" office:value="1561">
            <text:p>1561</text:p>
          </table:table-cell>
          <table:table-cell table:style-name="ce15" table:formula="of:=[.J66]+195" office:value-type="float" office:value="1755">
            <text:p>1755</text:p>
          </table:table-cell>
          <table:table-cell table:style-name="ce17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5" table:formula="of:=[.A67]+1" office:value-type="float" office:value="67">
            <text:p>67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8];&quot;exp&quot;;[.B68])" office:value-type="string" office:string-value="g8exp53">
            <text:p>g8exp53</text:p>
          </table:table-cell>
          <table:table-cell table:style-name="ce15" table:formula="of:=[.J67]+1" office:value-type="float" office:value="1756">
            <text:p>1756</text:p>
          </table:table-cell>
          <table:table-cell table:style-name="ce15" table:formula="of:=[.J67]+195" office:value-type="float" office:value="1950">
            <text:p>1950</text:p>
          </table:table-cell>
          <table:table-cell table:style-name="ce17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5" table:formula="of:=[.A68]+1" office:value-type="float" office:value="68">
            <text:p>68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9];&quot;exp&quot;;[.B69])" office:value-type="string" office:string-value="g8exp55">
            <text:p>g8exp55</text:p>
          </table:table-cell>
          <table:table-cell table:style-name="ce15" table:formula="of:=[.J68]+1" office:value-type="float" office:value="1951">
            <text:p>1951</text:p>
          </table:table-cell>
          <table:table-cell table:style-name="ce15" table:formula="of:=[.J68]+195" office:value-type="float" office:value="2145">
            <text:p>2145</text:p>
          </table:table-cell>
          <table:table-cell table:style-name="ce17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5" table:formula="of:=[.A69]+1" office:value-type="float" office:value="69">
            <text:p>69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0];&quot;exp&quot;;[.B70])" office:value-type="string" office:string-value="g8exp59">
            <text:p>g8exp59</text:p>
          </table:table-cell>
          <table:table-cell table:style-name="ce15" table:formula="of:=[.J69]+1" office:value-type="float" office:value="2146">
            <text:p>2146</text:p>
          </table:table-cell>
          <table:table-cell table:style-name="ce15" table:formula="of:=[.J69]+195" office:value-type="float" office:value="2340">
            <text:p>2340</text:p>
          </table:table-cell>
          <table:table-cell table:style-name="ce17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5" table:formula="of:=[.A70]+1" office:value-type="float" office:value="70">
            <text:p>70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1];&quot;exp&quot;;[.B71])" office:value-type="string" office:string-value="g8exp63">
            <text:p>g8exp63</text:p>
          </table:table-cell>
          <table:table-cell table:style-name="ce15" table:formula="of:=[.J70]+1" office:value-type="float" office:value="2341">
            <text:p>2341</text:p>
          </table:table-cell>
          <table:table-cell table:style-name="ce15" table:formula="of:=[.J70]+195" office:value-type="float" office:value="2535">
            <text:p>2535</text:p>
          </table:table-cell>
          <table:table-cell table:style-name="ce17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5" table:formula="of:=[.A71]+1" office:value-type="float" office:value="71">
            <text:p>71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2];&quot;exp&quot;;[.B72])" office:value-type="string" office:string-value="g8exp69">
            <text:p>g8exp69</text:p>
          </table:table-cell>
          <table:table-cell table:style-name="ce15" table:formula="of:=[.J71]+1" office:value-type="float" office:value="2536">
            <text:p>2536</text:p>
          </table:table-cell>
          <table:table-cell table:style-name="ce15" table:formula="of:=[.J71]+195" office:value-type="float" office:value="2730">
            <text:p>2730</text:p>
          </table:table-cell>
          <table:table-cell table:style-name="ce17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5" table:formula="of:=[.A72]+1" office:value-type="float" office:value="72">
            <text:p>72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3];&quot;exp&quot;;[.B73])" office:value-type="string" office:string-value="g8exp70">
            <text:p>g8exp70</text:p>
          </table:table-cell>
          <table:table-cell table:style-name="ce15" table:formula="of:=[.J72]+1" office:value-type="float" office:value="2731">
            <text:p>2731</text:p>
          </table:table-cell>
          <table:table-cell table:style-name="ce15" table:formula="of:=[.J72]+195" office:value-type="float" office:value="2925">
            <text:p>2925</text:p>
          </table:table-cell>
          <table:table-cell table:style-name="ce17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7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7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7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7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5" table:formula="of:=[.A77]+1" office:value-type="float" office:value="77">
            <text:p>77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8];&quot;exp&quot;;[.B78])" office:value-type="string" office:string-value="g11exp33">
            <text:p>g1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5" table:formula="of:=[.A78]+1" office:value-type="float" office:value="78">
            <text:p>78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9];&quot;exp&quot;;[.B79])" office:value-type="string" office:string-value="g11exp36">
            <text:p>g11exp36</text:p>
          </table:table-cell>
          <table:table-cell table:style-name="ce15" table:formula="of:=[.J78]+1" office:value-type="float" office:value="196">
            <text:p>196</text:p>
          </table:table-cell>
          <table:table-cell table:style-name="ce15" table:formula="of:=[.J78]+195" office:value-type="float" office:value="390">
            <text:p>390</text:p>
          </table:table-cell>
          <table:table-cell table:style-name="ce17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5" table:formula="of:=[.A79]+1" office:value-type="float" office:value="79">
            <text:p>79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0];&quot;exp&quot;;[.B80])" office:value-type="string" office:string-value="g11exp37">
            <text:p>g11exp37</text:p>
          </table:table-cell>
          <table:table-cell table:style-name="ce15" table:formula="of:=[.J79]+1" office:value-type="float" office:value="391">
            <text:p>391</text:p>
          </table:table-cell>
          <table:table-cell table:style-name="ce15" table:formula="of:=[.J79]+195" office:value-type="float" office:value="585">
            <text:p>585</text:p>
          </table:table-cell>
          <table:table-cell table:style-name="ce17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5" table:formula="of:=[.A80]+1" office:value-type="float" office:value="80">
            <text:p>80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1];&quot;exp&quot;;[.B81])" office:value-type="string" office:string-value="g11exp38">
            <text:p>g11exp38</text:p>
          </table:table-cell>
          <table:table-cell table:style-name="ce15" table:formula="of:=[.J80]+1" office:value-type="float" office:value="586">
            <text:p>586</text:p>
          </table:table-cell>
          <table:table-cell table:style-name="ce15" table:formula="of:=[.J80]+195" office:value-type="float" office:value="780">
            <text:p>780</text:p>
          </table:table-cell>
          <table:table-cell table:style-name="ce17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5" table:formula="of:=[.A81]+1" office:value-type="float" office:value="81">
            <text:p>81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2];&quot;exp&quot;;[.B82])" office:value-type="string" office:string-value="g11exp41">
            <text:p>g11exp41</text:p>
          </table:table-cell>
          <table:table-cell table:style-name="ce15" table:formula="of:=[.J81]+1" office:value-type="float" office:value="781">
            <text:p>781</text:p>
          </table:table-cell>
          <table:table-cell table:style-name="ce15" table:formula="of:=[.J81]+195" office:value-type="float" office:value="975">
            <text:p>975</text:p>
          </table:table-cell>
          <table:table-cell table:style-name="ce17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5" table:formula="of:=[.A82]+1" office:value-type="float" office:value="82">
            <text:p>8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3];&quot;exp&quot;;[.B83])" office:value-type="string" office:string-value="g11exp44">
            <text:p>g11exp44</text:p>
          </table:table-cell>
          <table:table-cell table:style-name="ce15" table:formula="of:=[.J82]+1" office:value-type="float" office:value="976">
            <text:p>976</text:p>
          </table:table-cell>
          <table:table-cell table:style-name="ce15" table:formula="of:=[.J82]+195" office:value-type="float" office:value="1170">
            <text:p>1170</text:p>
          </table:table-cell>
          <table:table-cell table:style-name="ce17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5" table:formula="of:=[.A83]+1" office:value-type="float" office:value="83">
            <text:p>83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4];&quot;exp&quot;;[.B84])" office:value-type="string" office:string-value="g11exp46">
            <text:p>g11exp46</text:p>
          </table:table-cell>
          <table:table-cell table:style-name="ce15" table:formula="of:=[.J83]+1" office:value-type="float" office:value="1171">
            <text:p>1171</text:p>
          </table:table-cell>
          <table:table-cell table:style-name="ce15" table:formula="of:=[.J83]+195" office:value-type="float" office:value="1365">
            <text:p>1365</text:p>
          </table:table-cell>
          <table:table-cell table:style-name="ce17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5" table:formula="of:=[.A84]+1" office:value-type="float" office:value="84">
            <text:p>84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5];&quot;exp&quot;;[.B85])" office:value-type="string" office:string-value="g11exp50">
            <text:p>g11exp50</text:p>
          </table:table-cell>
          <table:table-cell table:style-name="ce15" table:formula="of:=[.J84]+1" office:value-type="float" office:value="1366">
            <text:p>1366</text:p>
          </table:table-cell>
          <table:table-cell table:style-name="ce15" table:formula="of:=[.J84]+195" office:value-type="float" office:value="1560">
            <text:p>1560</text:p>
          </table:table-cell>
          <table:table-cell table:style-name="ce17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5" table:formula="of:=[.A85]+1" office:value-type="float" office:value="85">
            <text:p>85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6];&quot;exp&quot;;[.B86])" office:value-type="string" office:string-value="g11exp51">
            <text:p>g11exp51</text:p>
          </table:table-cell>
          <table:table-cell table:style-name="ce15" table:formula="of:=[.J85]+1" office:value-type="float" office:value="1561">
            <text:p>1561</text:p>
          </table:table-cell>
          <table:table-cell table:style-name="ce15" table:formula="of:=[.J85]+195" office:value-type="float" office:value="1755">
            <text:p>1755</text:p>
          </table:table-cell>
          <table:table-cell table:style-name="ce17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5" table:formula="of:=[.A86]+1" office:value-type="float" office:value="86">
            <text:p>86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7];&quot;exp&quot;;[.B87])" office:value-type="string" office:string-value="g11exp53">
            <text:p>g11exp53</text:p>
          </table:table-cell>
          <table:table-cell table:style-name="ce15" table:formula="of:=[.J86]+1" office:value-type="float" office:value="1756">
            <text:p>1756</text:p>
          </table:table-cell>
          <table:table-cell table:style-name="ce15" table:formula="of:=[.J86]+195" office:value-type="float" office:value="1950">
            <text:p>1950</text:p>
          </table:table-cell>
          <table:table-cell table:style-name="ce17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7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7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7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7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7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7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7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7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7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5" table:formula="of:=[.A96]+1" office:value-type="float" office:value="96">
            <text:p>96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7];&quot;exp&quot;;[.B97])" office:value-type="string" office:string-value="g18exp33">
            <text:p>g1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5" table:formula="of:=[.A97]+1" office:value-type="float" office:value="97">
            <text:p>9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8];&quot;exp&quot;;[.B98])" office:value-type="string" office:string-value="g18exp36">
            <text:p>g18exp36</text:p>
          </table:table-cell>
          <table:table-cell table:style-name="ce15" table:formula="of:=[.J97]+1" office:value-type="float" office:value="196">
            <text:p>196</text:p>
          </table:table-cell>
          <table:table-cell table:style-name="ce15" table:formula="of:=[.J97]+195" office:value-type="float" office:value="390">
            <text:p>390</text:p>
          </table:table-cell>
          <table:table-cell table:style-name="ce17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5" table:formula="of:=[.A98]+1" office:value-type="float" office:value="98">
            <text:p>98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9];&quot;exp&quot;;[.B99])" office:value-type="string" office:string-value="g18exp37">
            <text:p>g18exp37</text:p>
          </table:table-cell>
          <table:table-cell table:style-name="ce15" table:formula="of:=[.J98]+1" office:value-type="float" office:value="391">
            <text:p>391</text:p>
          </table:table-cell>
          <table:table-cell table:style-name="ce15" table:formula="of:=[.J98]+195" office:value-type="float" office:value="585">
            <text:p>585</text:p>
          </table:table-cell>
          <table:table-cell table:style-name="ce17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5" table:formula="of:=[.A99]+1" office:value-type="float" office:value="99">
            <text:p>9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0];&quot;exp&quot;;[.B100])" office:value-type="string" office:string-value="g18exp38">
            <text:p>g18exp38</text:p>
          </table:table-cell>
          <table:table-cell table:style-name="ce15" table:formula="of:=[.J99]+1" office:value-type="float" office:value="586">
            <text:p>586</text:p>
          </table:table-cell>
          <table:table-cell table:style-name="ce15" table:formula="of:=[.J99]+195" office:value-type="float" office:value="780">
            <text:p>780</text:p>
          </table:table-cell>
          <table:table-cell table:style-name="ce17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5" table:formula="of:=[.A100]+1" office:value-type="float" office:value="100">
            <text:p>10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1];&quot;exp&quot;;[.B101])" office:value-type="string" office:string-value="g18exp41">
            <text:p>g18exp41</text:p>
          </table:table-cell>
          <table:table-cell table:style-name="ce15" table:formula="of:=[.J100]+1" office:value-type="float" office:value="781">
            <text:p>781</text:p>
          </table:table-cell>
          <table:table-cell table:style-name="ce15" table:formula="of:=[.J100]+195" office:value-type="float" office:value="975">
            <text:p>975</text:p>
          </table:table-cell>
          <table:table-cell table:style-name="ce17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5" table:formula="of:=[.A101]+1" office:value-type="float" office:value="101">
            <text:p>10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2];&quot;exp&quot;;[.B102])" office:value-type="string" office:string-value="g18exp44">
            <text:p>g18exp44</text:p>
          </table:table-cell>
          <table:table-cell table:style-name="ce15" table:formula="of:=[.J101]+1" office:value-type="float" office:value="976">
            <text:p>976</text:p>
          </table:table-cell>
          <table:table-cell table:style-name="ce15" table:formula="of:=[.J101]+195" office:value-type="float" office:value="1170">
            <text:p>1170</text:p>
          </table:table-cell>
          <table:table-cell table:style-name="ce17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5" table:formula="of:=[.A102]+1" office:value-type="float" office:value="102">
            <text:p>102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3];&quot;exp&quot;;[.B103])" office:value-type="string" office:string-value="g18exp46">
            <text:p>g18exp46</text:p>
          </table:table-cell>
          <table:table-cell table:style-name="ce15" table:formula="of:=[.J102]+1" office:value-type="float" office:value="1171">
            <text:p>1171</text:p>
          </table:table-cell>
          <table:table-cell table:style-name="ce15" table:formula="of:=[.J102]+195" office:value-type="float" office:value="1365">
            <text:p>1365</text:p>
          </table:table-cell>
          <table:table-cell table:style-name="ce17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5" table:formula="of:=[.A103]+1" office:value-type="float" office:value="103">
            <text:p>103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4];&quot;exp&quot;;[.B104])" office:value-type="string" office:string-value="g18exp50">
            <text:p>g18exp50</text:p>
          </table:table-cell>
          <table:table-cell table:style-name="ce15" table:formula="of:=[.J103]+1" office:value-type="float" office:value="1366">
            <text:p>1366</text:p>
          </table:table-cell>
          <table:table-cell table:style-name="ce15" table:formula="of:=[.J103]+195" office:value-type="float" office:value="1560">
            <text:p>1560</text:p>
          </table:table-cell>
          <table:table-cell table:style-name="ce17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5" table:formula="of:=[.A104]+1" office:value-type="float" office:value="104">
            <text:p>104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5];&quot;exp&quot;;[.B105])" office:value-type="string" office:string-value="g18exp51">
            <text:p>g18exp51</text:p>
          </table:table-cell>
          <table:table-cell table:style-name="ce15" table:formula="of:=[.J104]+1" office:value-type="float" office:value="1561">
            <text:p>1561</text:p>
          </table:table-cell>
          <table:table-cell table:style-name="ce15" table:formula="of:=[.J104]+195" office:value-type="float" office:value="1755">
            <text:p>1755</text:p>
          </table:table-cell>
          <table:table-cell table:style-name="ce17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5" table:formula="of:=[.A105]+1" office:value-type="float" office:value="105">
            <text:p>105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6];&quot;exp&quot;;[.B106])" office:value-type="string" office:string-value="g18exp53">
            <text:p>g18exp53</text:p>
          </table:table-cell>
          <table:table-cell table:style-name="ce15" table:formula="of:=[.J105]+1" office:value-type="float" office:value="1756">
            <text:p>1756</text:p>
          </table:table-cell>
          <table:table-cell table:style-name="ce15" table:formula="of:=[.J105]+195" office:value-type="float" office:value="1950">
            <text:p>1950</text:p>
          </table:table-cell>
          <table:table-cell table:style-name="ce17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5" table:formula="of:=[.A106]+1" office:value-type="float" office:value="106">
            <text:p>106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7];&quot;exp&quot;;[.B107])" office:value-type="string" office:string-value="g18exp55">
            <text:p>g18exp55</text:p>
          </table:table-cell>
          <table:table-cell table:style-name="ce15" table:formula="of:=[.J106]+1" office:value-type="float" office:value="1951">
            <text:p>1951</text:p>
          </table:table-cell>
          <table:table-cell table:style-name="ce15" table:formula="of:=[.J106]+195" office:value-type="float" office:value="2145">
            <text:p>2145</text:p>
          </table:table-cell>
          <table:table-cell table:style-name="ce17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5" table:formula="of:=[.A107]+1" office:value-type="float" office:value="107">
            <text:p>107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8];&quot;exp&quot;;[.B108])" office:value-type="string" office:string-value="g18exp59">
            <text:p>g18exp59</text:p>
          </table:table-cell>
          <table:table-cell table:style-name="ce15" table:formula="of:=[.J107]+1" office:value-type="float" office:value="2146">
            <text:p>2146</text:p>
          </table:table-cell>
          <table:table-cell table:style-name="ce15" table:formula="of:=[.J107]+195" office:value-type="float" office:value="2340">
            <text:p>2340</text:p>
          </table:table-cell>
          <table:table-cell table:style-name="ce17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5" table:formula="of:=[.A108]+1" office:value-type="float" office:value="108">
            <text:p>108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9];&quot;exp&quot;;[.B109])" office:value-type="string" office:string-value="g18exp63">
            <text:p>g18exp63</text:p>
          </table:table-cell>
          <table:table-cell table:style-name="ce15" table:formula="of:=[.J108]+1" office:value-type="float" office:value="2341">
            <text:p>2341</text:p>
          </table:table-cell>
          <table:table-cell table:style-name="ce15" table:formula="of:=[.J108]+195" office:value-type="float" office:value="2535">
            <text:p>2535</text:p>
          </table:table-cell>
          <table:table-cell table:style-name="ce17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5" table:formula="of:=[.A109]+1" office:value-type="float" office:value="109">
            <text:p>109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0];&quot;exp&quot;;[.B110])" office:value-type="string" office:string-value="g18exp69">
            <text:p>g18exp69</text:p>
          </table:table-cell>
          <table:table-cell table:style-name="ce15" table:formula="of:=[.J109]+1" office:value-type="float" office:value="2536">
            <text:p>2536</text:p>
          </table:table-cell>
          <table:table-cell table:style-name="ce15" table:formula="of:=[.J109]+195" office:value-type="float" office:value="2730">
            <text:p>2730</text:p>
          </table:table-cell>
          <table:table-cell table:style-name="ce17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5" table:formula="of:=[.A110]+1" office:value-type="float" office:value="110">
            <text:p>110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1];&quot;exp&quot;;[.B111])" office:value-type="string" office:string-value="g18exp70">
            <text:p>g18exp70</text:p>
          </table:table-cell>
          <table:table-cell table:style-name="ce15" table:formula="of:=[.J110]+1" office:value-type="float" office:value="2731">
            <text:p>2731</text:p>
          </table:table-cell>
          <table:table-cell table:style-name="ce15" table:formula="of:=[.J110]+195" office:value-type="float" office:value="2925">
            <text:p>2925</text:p>
          </table:table-cell>
          <table:table-cell table:style-name="ce17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5" table:formula="of:=[.A111]+1" office:value-type="float" office:value="111">
            <text:p>111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2];&quot;exp&quot;;[.B112])" office:value-type="string" office:string-value="g18exp71">
            <text:p>g18exp71</text:p>
          </table:table-cell>
          <table:table-cell table:style-name="ce15" table:formula="of:=[.J111]+1" office:value-type="float" office:value="2926">
            <text:p>2926</text:p>
          </table:table-cell>
          <table:table-cell table:style-name="ce15" table:formula="of:=[.J111]+195" office:value-type="float" office:value="3120">
            <text:p>3120</text:p>
          </table:table-cell>
          <table:table-cell table:style-name="ce17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5" table:formula="of:=[.A112]+1" office:value-type="float" office:value="112">
            <text:p>112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3];&quot;exp&quot;;[.B113])" office:value-type="string" office:string-value="g18exp77">
            <text:p>g18exp77</text:p>
          </table:table-cell>
          <table:table-cell table:style-name="ce15" table:formula="of:=[.J112]+1" office:value-type="float" office:value="3121">
            <text:p>3121</text:p>
          </table:table-cell>
          <table:table-cell table:style-name="ce15" table:formula="of:=[.J112]+195" office:value-type="float" office:value="3315">
            <text:p>3315</text:p>
          </table:table-cell>
          <table:table-cell table:style-name="ce17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5" table:formula="of:=[.A113]+1" office:value-type="float" office:value="113">
            <text:p>113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4];&quot;exp&quot;;[.B114])" office:value-type="string" office:string-value="g18exp78">
            <text:p>g18exp78</text:p>
          </table:table-cell>
          <table:table-cell table:style-name="ce15" table:formula="of:=[.J113]+1" office:value-type="float" office:value="3316">
            <text:p>3316</text:p>
          </table:table-cell>
          <table:table-cell table:style-name="ce15" table:formula="of:=[.J113]+195" office:value-type="float" office:value="3510">
            <text:p>3510</text:p>
          </table:table-cell>
          <table:table-cell table:style-name="ce17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5" table:formula="of:=[.A114]+1" office:value-type="float" office:value="114">
            <text:p>114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5];&quot;exp&quot;;[.B115])" office:value-type="string" office:string-value="g18exp79">
            <text:p>g18exp79</text:p>
          </table:table-cell>
          <table:table-cell table:style-name="ce15" table:formula="of:=[.J114]+1" office:value-type="float" office:value="3511">
            <text:p>3511</text:p>
          </table:table-cell>
          <table:table-cell table:style-name="ce15" table:formula="of:=[.J114]+195" office:value-type="float" office:value="3705">
            <text:p>3705</text:p>
          </table:table-cell>
          <table:table-cell table:style-name="ce17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7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7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7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7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7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7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7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7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7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7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7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7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7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7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7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7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7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7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7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7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7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7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7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7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7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7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7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7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7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7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7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7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7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7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7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7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2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2">
          <table:table-cell table:style-name="ce14" table:formula="of:=[.A155]+1" office:value-type="float" office:value="155">
            <text:p>155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6">
            <text:p>26</text:p>
          </table:table-cell>
          <table:table-cell table:style-name="ce12" office:value-type="string">
            <text:p>mohc_hadgem2_cc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mbp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56];&quot;exp&quot;;[.B156])" office:value-type="string" office:string-value="g26exp37">
            <text:p>g26exp37</text:p>
          </table:table-cell>
          <table:table-cell table:style-name="ce14" table:formula="of:=[.J155]+1" office:value-type="float" office:value="391">
            <text:p>391</text:p>
          </table:table-cell>
          <table:table-cell table:style-name="ce14" table:formula="of:=[.J155]+195" office:value-type="float" office:value="585">
            <text:p>585</text:p>
          </table:table-cell>
          <table:table-cell table:style-name="ce12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5" table:formula="of:=[.A156]+1" office:value-type="float" office:value="156">
            <text:p>156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7];&quot;exp&quot;;[.B157])" office:value-type="string" office:string-value="g26exp38">
            <text:p>g26exp38</text:p>
          </table:table-cell>
          <table:table-cell table:style-name="ce15" table:formula="of:=[.J156]+1" office:value-type="float" office:value="586">
            <text:p>586</text:p>
          </table:table-cell>
          <table:table-cell table:style-name="ce15" table:formula="of:=[.J156]+195" office:value-type="float" office:value="780">
            <text:p>780</text:p>
          </table:table-cell>
          <table:table-cell table:style-name="ce17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7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7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7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7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7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7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7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7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7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7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7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7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7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7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7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7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7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7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7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7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7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7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7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7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7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7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7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7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7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7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7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7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7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7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7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7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7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7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7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7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7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7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7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7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7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7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7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7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7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7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7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5" table:formula="of:=[.A210]+1" office:value-type="float" office:value="210">
            <text:p>21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1];&quot;exp&quot;;[.B211])" office:value-type="string" office:string-value="g31exp33">
            <text:p>g3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5" table:formula="of:=[.A211]+1" office:value-type="float" office:value="211">
            <text:p>2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2];&quot;exp&quot;;[.B212])" office:value-type="string" office:string-value="g31exp36">
            <text:p>g31exp36</text:p>
          </table:table-cell>
          <table:table-cell table:style-name="ce15" table:formula="of:=[.J211]+1" office:value-type="float" office:value="196">
            <text:p>196</text:p>
          </table:table-cell>
          <table:table-cell table:style-name="ce15" table:formula="of:=[.J211]+195" office:value-type="float" office:value="390">
            <text:p>390</text:p>
          </table:table-cell>
          <table:table-cell table:style-name="ce17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5" table:formula="of:=[.A212]+1" office:value-type="float" office:value="212">
            <text:p>212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3];&quot;exp&quot;;[.B213])" office:value-type="string" office:string-value="g31exp37">
            <text:p>g31exp37</text:p>
          </table:table-cell>
          <table:table-cell table:style-name="ce15" table:formula="of:=[.J212]+1" office:value-type="float" office:value="391">
            <text:p>391</text:p>
          </table:table-cell>
          <table:table-cell table:style-name="ce15" table:formula="of:=[.J212]+195" office:value-type="float" office:value="585">
            <text:p>585</text:p>
          </table:table-cell>
          <table:table-cell table:style-name="ce17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5" table:formula="of:=[.A213]+1" office:value-type="float" office:value="213">
            <text:p>213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4];&quot;exp&quot;;[.B214])" office:value-type="string" office:string-value="g31exp38">
            <text:p>g31exp38</text:p>
          </table:table-cell>
          <table:table-cell table:style-name="ce15" table:formula="of:=[.J213]+1" office:value-type="float" office:value="586">
            <text:p>586</text:p>
          </table:table-cell>
          <table:table-cell table:style-name="ce15" table:formula="of:=[.J213]+195" office:value-type="float" office:value="780">
            <text:p>780</text:p>
          </table:table-cell>
          <table:table-cell table:style-name="ce17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5" table:formula="of:=[.A214]+1" office:value-type="float" office:value="214">
            <text:p>214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5];&quot;exp&quot;;[.B215])" office:value-type="string" office:string-value="g31exp41">
            <text:p>g31exp41</text:p>
          </table:table-cell>
          <table:table-cell table:style-name="ce15" table:formula="of:=[.J214]+1" office:value-type="float" office:value="781">
            <text:p>781</text:p>
          </table:table-cell>
          <table:table-cell table:style-name="ce15" table:formula="of:=[.J214]+195" office:value-type="float" office:value="975">
            <text:p>975</text:p>
          </table:table-cell>
          <table:table-cell table:style-name="ce17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5" table:formula="of:=[.A215]+1" office:value-type="float" office:value="215">
            <text:p>215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6];&quot;exp&quot;;[.B216])" office:value-type="string" office:string-value="g31exp44">
            <text:p>g31exp44</text:p>
          </table:table-cell>
          <table:table-cell table:style-name="ce15" table:formula="of:=[.J215]+1" office:value-type="float" office:value="976">
            <text:p>976</text:p>
          </table:table-cell>
          <table:table-cell table:style-name="ce15" table:formula="of:=[.J215]+195" office:value-type="float" office:value="1170">
            <text:p>1170</text:p>
          </table:table-cell>
          <table:table-cell table:style-name="ce17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5" table:formula="of:=[.A216]+1" office:value-type="float" office:value="216">
            <text:p>216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7];&quot;exp&quot;;[.B217])" office:value-type="string" office:string-value="g31exp46">
            <text:p>g31exp46</text:p>
          </table:table-cell>
          <table:table-cell table:style-name="ce15" table:formula="of:=[.J216]+1" office:value-type="float" office:value="1171">
            <text:p>1171</text:p>
          </table:table-cell>
          <table:table-cell table:style-name="ce15" table:formula="of:=[.J216]+195" office:value-type="float" office:value="1365">
            <text:p>1365</text:p>
          </table:table-cell>
          <table:table-cell table:style-name="ce17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5" table:formula="of:=[.A217]+1" office:value-type="float" office:value="217">
            <text:p>217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8];&quot;exp&quot;;[.B218])" office:value-type="string" office:string-value="g31exp50">
            <text:p>g31exp50</text:p>
          </table:table-cell>
          <table:table-cell table:style-name="ce15" table:formula="of:=[.J217]+1" office:value-type="float" office:value="1366">
            <text:p>1366</text:p>
          </table:table-cell>
          <table:table-cell table:style-name="ce15" table:formula="of:=[.J217]+195" office:value-type="float" office:value="1560">
            <text:p>1560</text:p>
          </table:table-cell>
          <table:table-cell table:style-name="ce17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5" table:formula="of:=[.A218]+1" office:value-type="float" office:value="218">
            <text:p>218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9];&quot;exp&quot;;[.B219])" office:value-type="string" office:string-value="g31exp51">
            <text:p>g31exp51</text:p>
          </table:table-cell>
          <table:table-cell table:style-name="ce15" table:formula="of:=[.J218]+1" office:value-type="float" office:value="1561">
            <text:p>1561</text:p>
          </table:table-cell>
          <table:table-cell table:style-name="ce15" table:formula="of:=[.J218]+195" office:value-type="float" office:value="1755">
            <text:p>1755</text:p>
          </table:table-cell>
          <table:table-cell table:style-name="ce17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5" table:formula="of:=[.A219]+1" office:value-type="float" office:value="219">
            <text:p>219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0];&quot;exp&quot;;[.B220])" office:value-type="string" office:string-value="g31exp53">
            <text:p>g31exp53</text:p>
          </table:table-cell>
          <table:table-cell table:style-name="ce15" table:formula="of:=[.J219]+1" office:value-type="float" office:value="1756">
            <text:p>1756</text:p>
          </table:table-cell>
          <table:table-cell table:style-name="ce15" table:formula="of:=[.J219]+195" office:value-type="float" office:value="1950">
            <text:p>1950</text:p>
          </table:table-cell>
          <table:table-cell table:style-name="ce17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5" table:formula="of:=[.A220]+1" office:value-type="float" office:value="220">
            <text:p>22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1];&quot;exp&quot;;[.B221])" office:value-type="string" office:string-value="g31exp55">
            <text:p>g31exp55</text:p>
          </table:table-cell>
          <table:table-cell table:style-name="ce15" table:formula="of:=[.J220]+1" office:value-type="float" office:value="1951">
            <text:p>1951</text:p>
          </table:table-cell>
          <table:table-cell table:style-name="ce15" table:formula="of:=[.J220]+195" office:value-type="float" office:value="2145">
            <text:p>2145</text:p>
          </table:table-cell>
          <table:table-cell table:style-name="ce17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5" table:formula="of:=[.A221]+1" office:value-type="float" office:value="221">
            <text:p>22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2];&quot;exp&quot;;[.B222])" office:value-type="string" office:string-value="g31exp59">
            <text:p>g31exp59</text:p>
          </table:table-cell>
          <table:table-cell table:style-name="ce15" table:formula="of:=[.J221]+1" office:value-type="float" office:value="2146">
            <text:p>2146</text:p>
          </table:table-cell>
          <table:table-cell table:style-name="ce15" table:formula="of:=[.J221]+195" office:value-type="float" office:value="2340">
            <text:p>2340</text:p>
          </table:table-cell>
          <table:table-cell table:style-name="ce17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7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7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7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7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7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7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7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2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2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2">
          <table:table-cell table:style-name="ce14" table:formula="of:=[.A234]+1" office:value-type="float" office:value="234">
            <text:p>23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35];&quot;exp&quot;;[.B235])" office:value-type="string" office:string-value="g32exp44">
            <text:p>g32exp44</text:p>
          </table:table-cell>
          <table:table-cell table:style-name="ce14" table:formula="of:=[.J234]+1" office:value-type="float" office:value="976">
            <text:p>976</text:p>
          </table:table-cell>
          <table:table-cell table:style-name="ce14" table:formula="of:=[.J234]+195" office:value-type="float" office:value="1170">
            <text:p>1170</text:p>
          </table:table-cell>
          <table:table-cell table:style-name="ce12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5" table:formula="of:=[.A235]+1" office:value-type="float" office:value="235">
            <text:p>235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6];&quot;exp&quot;;[.B236])" office:value-type="string" office:string-value="g32exp46">
            <text:p>g32exp46</text:p>
          </table:table-cell>
          <table:table-cell table:style-name="ce15" table:formula="of:=[.J235]+1" office:value-type="float" office:value="1171">
            <text:p>1171</text:p>
          </table:table-cell>
          <table:table-cell table:style-name="ce15" table:formula="of:=[.J235]+195" office:value-type="float" office:value="1365">
            <text:p>1365</text:p>
          </table:table-cell>
          <table:table-cell table:style-name="ce17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5" table:formula="of:=[.A236]+1" office:value-type="float" office:value="236">
            <text:p>23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7];&quot;exp&quot;;[.B237])" office:value-type="string" office:string-value="g32exp50">
            <text:p>g32exp50</text:p>
          </table:table-cell>
          <table:table-cell table:style-name="ce15" table:formula="of:=[.J236]+1" office:value-type="float" office:value="1366">
            <text:p>1366</text:p>
          </table:table-cell>
          <table:table-cell table:style-name="ce15" table:formula="of:=[.J236]+195" office:value-type="float" office:value="1560">
            <text:p>1560</text:p>
          </table:table-cell>
          <table:table-cell table:style-name="ce17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5" table:formula="of:=[.A237]+1" office:value-type="float" office:value="237">
            <text:p>23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8];&quot;exp&quot;;[.B238])" office:value-type="string" office:string-value="g32exp51">
            <text:p>g32exp51</text:p>
          </table:table-cell>
          <table:table-cell table:style-name="ce15" table:formula="of:=[.J237]+1" office:value-type="float" office:value="1561">
            <text:p>1561</text:p>
          </table:table-cell>
          <table:table-cell table:style-name="ce15" table:formula="of:=[.J237]+195" office:value-type="float" office:value="1755">
            <text:p>1755</text:p>
          </table:table-cell>
          <table:table-cell table:style-name="ce17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5" table:formula="of:=[.A238]+1" office:value-type="float" office:value="238">
            <text:p>23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9];&quot;exp&quot;;[.B239])" office:value-type="string" office:string-value="g32exp53">
            <text:p>g32exp53</text:p>
          </table:table-cell>
          <table:table-cell table:style-name="ce15" table:formula="of:=[.J238]+1" office:value-type="float" office:value="1756">
            <text:p>1756</text:p>
          </table:table-cell>
          <table:table-cell table:style-name="ce15" table:formula="of:=[.J238]+195" office:value-type="float" office:value="1950">
            <text:p>1950</text:p>
          </table:table-cell>
          <table:table-cell table:style-name="ce17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5" table:formula="of:=[.A239]+1" office:value-type="float" office:value="239">
            <text:p>23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0];&quot;exp&quot;;[.B240])" office:value-type="string" office:string-value="g32exp55">
            <text:p>g32exp55</text:p>
          </table:table-cell>
          <table:table-cell table:style-name="ce15" table:formula="of:=[.J239]+1" office:value-type="float" office:value="1951">
            <text:p>1951</text:p>
          </table:table-cell>
          <table:table-cell table:style-name="ce15" table:formula="of:=[.J239]+195" office:value-type="float" office:value="2145">
            <text:p>2145</text:p>
          </table:table-cell>
          <table:table-cell table:style-name="ce17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5" table:formula="of:=[.A240]+1" office:value-type="float" office:value="240">
            <text:p>24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1];&quot;exp&quot;;[.B241])" office:value-type="string" office:string-value="g32exp59">
            <text:p>g32exp59</text:p>
          </table:table-cell>
          <table:table-cell table:style-name="ce15" table:formula="of:=[.J240]+1" office:value-type="float" office:value="2146">
            <text:p>2146</text:p>
          </table:table-cell>
          <table:table-cell table:style-name="ce15" table:formula="of:=[.J240]+195" office:value-type="float" office:value="2340">
            <text:p>2340</text:p>
          </table:table-cell>
          <table:table-cell table:style-name="ce17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5" table:formula="of:=[.A241]+1" office:value-type="float" office:value="241">
            <text:p>24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2];&quot;exp&quot;;[.B242])" office:value-type="string" office:string-value="g32exp63">
            <text:p>g32exp63</text:p>
          </table:table-cell>
          <table:table-cell table:style-name="ce15" table:formula="of:=[.J241]+1" office:value-type="float" office:value="2341">
            <text:p>2341</text:p>
          </table:table-cell>
          <table:table-cell table:style-name="ce15" table:formula="of:=[.J241]+195" office:value-type="float" office:value="2535">
            <text:p>2535</text:p>
          </table:table-cell>
          <table:table-cell table:style-name="ce17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5" table:formula="of:=[.A242]+1" office:value-type="float" office:value="242">
            <text:p>24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3];&quot;exp&quot;;[.B243])" office:value-type="string" office:string-value="g32exp69">
            <text:p>g32exp69</text:p>
          </table:table-cell>
          <table:table-cell table:style-name="ce15" table:formula="of:=[.J242]+1" office:value-type="float" office:value="2536">
            <text:p>2536</text:p>
          </table:table-cell>
          <table:table-cell table:style-name="ce15" table:formula="of:=[.J242]+195" office:value-type="float" office:value="2730">
            <text:p>2730</text:p>
          </table:table-cell>
          <table:table-cell table:style-name="ce17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5" table:formula="of:=[.A243]+1" office:value-type="float" office:value="243">
            <text:p>24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4];&quot;exp&quot;;[.B244])" office:value-type="string" office:string-value="g32exp70">
            <text:p>g32exp70</text:p>
          </table:table-cell>
          <table:table-cell table:style-name="ce15" table:formula="of:=[.J243]+1" office:value-type="float" office:value="2731">
            <text:p>2731</text:p>
          </table:table-cell>
          <table:table-cell table:style-name="ce15" table:formula="of:=[.J243]+195" office:value-type="float" office:value="2925">
            <text:p>2925</text:p>
          </table:table-cell>
          <table:table-cell table:style-name="ce17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5" table:formula="of:=[.A244]+1" office:value-type="float" office:value="244">
            <text:p>24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5];&quot;exp&quot;;[.B245])" office:value-type="string" office:string-value="g32exp71">
            <text:p>g32exp71</text:p>
          </table:table-cell>
          <table:table-cell table:style-name="ce15" table:formula="of:=[.J244]+1" office:value-type="float" office:value="2926">
            <text:p>2926</text:p>
          </table:table-cell>
          <table:table-cell table:style-name="ce15" table:formula="of:=[.J244]+195" office:value-type="float" office:value="3120">
            <text:p>3120</text:p>
          </table:table-cell>
          <table:table-cell table:style-name="ce17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5" table:formula="of:=[.A245]+1" office:value-type="float" office:value="245">
            <text:p>24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6];&quot;exp&quot;;[.B246])" office:value-type="string" office:string-value="g32exp77">
            <text:p>g32exp77</text:p>
          </table:table-cell>
          <table:table-cell table:style-name="ce15" table:formula="of:=[.J245]+1" office:value-type="float" office:value="3121">
            <text:p>3121</text:p>
          </table:table-cell>
          <table:table-cell table:style-name="ce15" table:formula="of:=[.J245]+195" office:value-type="float" office:value="3315">
            <text:p>3315</text:p>
          </table:table-cell>
          <table:table-cell table:style-name="ce17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5" table:formula="of:=[.A246]+1" office:value-type="float" office:value="246">
            <text:p>24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7];&quot;exp&quot;;[.B247])" office:value-type="string" office:string-value="g32exp78">
            <text:p>g32exp78</text:p>
          </table:table-cell>
          <table:table-cell table:style-name="ce15" table:formula="of:=[.J246]+1" office:value-type="float" office:value="3316">
            <text:p>3316</text:p>
          </table:table-cell>
          <table:table-cell table:style-name="ce15" table:formula="of:=[.J246]+195" office:value-type="float" office:value="3510">
            <text:p>3510</text:p>
          </table:table-cell>
          <table:table-cell table:style-name="ce17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5" table:formula="of:=[.A247]+1" office:value-type="float" office:value="247">
            <text:p>24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8];&quot;exp&quot;;[.B248])" office:value-type="string" office:string-value="g32exp79">
            <text:p>g32exp79</text:p>
          </table:table-cell>
          <table:table-cell table:style-name="ce15" table:formula="of:=[.J247]+1" office:value-type="float" office:value="3511">
            <text:p>3511</text:p>
          </table:table-cell>
          <table:table-cell table:style-name="ce15" table:formula="of:=[.J247]+195" office:value-type="float" office:value="3705">
            <text:p>3705</text:p>
          </table:table-cell>
          <table:table-cell table:style-name="ce17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21"/>
        <table:table-column table:style-name="co18" table:default-cell-style-name="Default"/>
        <table:table-column table:style-name="co17" table:default-cell-style-name="ce28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19" office:value-type="string">
            <text:p>STATUS</text:p>
          </table:table-cell>
          <table:table-cell table:style-name="ce23"/>
          <table:table-cell table:style-name="Default"/>
        </table:table-row>
        <table:table-row table:style-name="ro2">
          <table:table-cell table:style-name="ce20" office:value-type="string">
            <text:p>d</text:p>
          </table:table-cell>
          <table:table-cell table:style-name="ce24" office:value-type="float" office:value="31">
            <text:p>31</text:p>
          </table:table-cell>
          <table:table-cell table:formula="of:=[.B4]/[.$B$7]*100" office:value-type="float" office:value="12.5506072874494">
            <text:p>12.6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25" office:value-type="float" office:value="28">
            <text:p>28</text:p>
          </table:table-cell>
          <table:table-cell table:formula="of:=[.B5]/[.$B$7]*100" office:value-type="float" office:value="11.336032388664">
            <text:p>11.3</text:p>
          </table:table-cell>
        </table:table-row>
        <table:table-row table:style-name="ro2">
          <table:table-cell office:value-type="string">
            <text:p>(empty)</text:p>
          </table:table-cell>
          <table:table-cell table:style-name="ce26" office:value-type="float" office:value="188">
            <text:p>188</text:p>
          </table:table-cell>
          <table:table-cell table:formula="of:=[.B6]/[.$B$7]*100" office:value-type="float" office:value="76.1133603238866">
            <text:p>76.1</text:p>
          </table:table-cell>
        </table:table-row>
        <table:table-row table:style-name="ro2">
          <table:table-cell table:style-name="ce22" office:value-type="string">
            <text:p>Total Result</text:p>
          </table:table-cell>
          <table:table-cell table:style-name="ce27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/00/0000</text:date>, <text:time style:data-style-name="N2" text:time-value="0000-00-00T11:25: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8T11:34:21</dc:date>
    <meta:generator>LibreOffice/4.0.4.2$MacOSX_x86 LibreOffice_project/9e9821abd0ffdbc09cd8c52eaa574fa09eb08f2</meta:generator>
    <meta:editing-duration>P1DT47M7S</meta:editing-duration>
    <meta:editing-cycles>191</meta:editing-cycles>
    <meta:document-statistic meta:table-count="6" meta:cell-count="5347" meta:object-count="0"/>
  </office:meta>
</office:document-meta>
</file>